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ygnały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Sygnały.A" style:family="table-column">
      <style:table-column-properties style:column-width="0.691cm"/>
    </style:style>
    <style:style style:name="Sygnały.B" style:family="table-column">
      <style:table-column-properties style:column-width="3.701cm"/>
    </style:style>
    <style:style style:name="Sygnały.C" style:family="table-column">
      <style:table-column-properties style:column-width="1.799cm"/>
    </style:style>
    <style:style style:name="Sygnały.D" style:family="table-column">
      <style:table-column-properties style:column-width="3.096cm"/>
    </style:style>
    <style:style style:name="Sygnały.E" style:family="table-column">
      <style:table-column-properties style:column-width="7.726cm"/>
    </style:style>
    <style:style style:name="Sygnały.1" style:family="table-row">
      <style:table-row-properties fo:keep-together="auto"/>
    </style:style>
    <style:style style:name="Sygnały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gnały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gnały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gnały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gnały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gnały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gnały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058a" officeooo:paragraph-rsid="0010058a"/>
    </style:style>
    <style:style style:name="P2" style:family="paragraph" style:parent-style-name="Standard">
      <style:text-properties officeooo:paragraph-rsid="0010058a"/>
    </style:style>
    <style:style style:name="P3" style:family="paragraph" style:parent-style-name="Text_20_body">
      <style:text-properties officeooo:rsid="001113de" officeooo:paragraph-rsid="001113d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 style:list-style-name=""/>
    <style:style style:name="P6" style:family="paragraph" style:parent-style-name="Heading_20_1" style:list-style-name="">
      <style:text-properties officeooo:paragraph-rsid="001113d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paragraph-rsid="001113de"/>
    </style:style>
    <style:style style:name="P9" style:family="paragraph" style:parent-style-name="Drawing">
      <style:text-properties officeooo:paragraph-rsid="00182327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master-page-name="">
      <style:paragraph-properties fo:text-align="justify" style:justify-single-word="false" style:page-number="auto" fo:break-before="auto" fo:break-after="auto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517" officeooo:paragraph-rsid="001735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517" officeooo:paragraph-rsid="001735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327" officeooo:paragraph-rsid="001823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327" officeooo:paragraph-rsid="001823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327" officeooo:paragraph-rsid="0019c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2f4" officeooo:paragraph-rsid="0019c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2f4" officeooo:paragraph-rsid="0019c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17f" officeooo:paragraph-rsid="001b0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e5c" officeooo:paragraph-rsid="001c5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058a"/>
    </style:style>
    <style:style style:name="T2" style:family="text">
      <style:text-properties officeooo:rsid="001113de"/>
    </style:style>
    <style:style style:name="T3" style:family="text">
      <style:text-properties text:display="none"/>
    </style:style>
    <style:style style:name="T4" style:family="text">
      <style:text-properties officeooo:rsid="0012fa9a"/>
    </style:style>
    <style:style style:name="T5" style:family="text">
      <style:text-properties officeooo:rsid="0014a391"/>
    </style:style>
    <style:style style:name="T6" style:family="text">
      <style:text-properties officeooo:rsid="0019c2f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3" style:family="graphic" style:parent-style-name="OLE">
      <style:graphic-properties style:vertical-pos="top" style:vertic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Oprogramowanie zarządzające zrobotyzowanym systemem magazynow<text:span text:style-name="T1">y</text:span>m</text:p>
      <text:p text:style-name="P1"/>
      <text:p text:style-name="P2"/>
      <text:p text:style-name="P2"/>
      <text:p text:style-name="P2"/>
      <text:p text:style-name="P2"/>
      <text:p text:style-name="Title"/>
      <text:p text:style-name="Title"/>
      <text:p text:style-name="Title"/>
      <text:p text:style-name="Title">Agent</text:p>
      <text:p text:style-name="Subtitle">podsystem sterujący robotem mobilnym</text:p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Text_20_body"/>
      <text:p text:style-name="Subtitle">Architektura oprogramowania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0">Spis treści</text:p>
          </text:index-title>
          <text:p text:style-name="P11"><text:a xlink:type="simple" xlink:href="#__RefHeading___Toc112_3589405371" text:style-name="Index_20_Link" text:visited-style-name="Index_20_Link">Perspektywa systemowa<text:tab/>3</text:a></text:p>
          <text:p text:style-name="P11"><text:a xlink:type="simple" xlink:href="#__RefHeading___Toc114_3589405371" text:style-name="Index_20_Link" text:visited-style-name="Index_20_Link">Struktura podsystemu<text:tab/>6</text:a></text:p>
          <text:p text:style-name="P11"><text:a xlink:type="simple" xlink:href="#__RefHeading___Toc116_3589405371" text:style-name="Index_20_Link" text:visited-style-name="Index_20_Link">Przepływ informacji<text:tab/>6</text:a></text:p>
        </text:index-body>
      </text:table-of-content>
      <text:h text:style-name="P5" text:outline-level="1"/>
      <text:h text:style-name="P7" text:outline-level="1"><text:bookmark-start text:name="__RefHeading___Toc112_3589405371"/>Perspektywa systemowa<text:bookmark-end text:name="__RefHeading___Toc112_3589405371"/></text:h>
      <text:p text:style-name="Text_20_body"><text:tab/><text:span text:style-name="T2">Podsystem Agent jest częścią systemu, która charakteryzuje się autonomią w zakresie sterowania pojedynczym robotem mobilnym, który realizować ma zadania zlecane przez system centralny. </text:span><text:span text:style-name="T2"><text:sequence-ref text:reference-format="category-and-value" text:ref-name="refDrawing0">Rysunek 1</text:sequence-ref></text:span><text:span text:style-name="T2"><text:s/>przedstawia podsystem „Agent” z punktu widzenia wejść i wyjść jakie będzie można zaobserwować na jego granicach.</text:span></text:p>
      <text:p text:style-name="Text_20_body"><draw:frame draw:style-name="fr1" draw:name="Ramka1" text:anchor-type="paragraph" svg:width="14.316cm" draw:z-index="0"><draw:text-box fo:min-height="16.004cm"><text:p text:style-name="Drawing"><draw:frame draw:style-name="fr2" draw:name="Obiekt1" text:anchor-type="as-char" svg:width="14.316cm" style:rel-width="100%" svg:height="16.004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<text:line-break/></text:span>Rysunek <text:sequence text:ref-name="refDrawing0" text:name="Drawing" text:formula="ooow:Drawing+1" style:num-format="1">1</text:sequence>: Perspektywa systemowa</text:p></draw:text-box></draw:frame></text:p>
      <text:p text:style-name="P4"><text:tab/><text:span text:style-name="T4">Strzałki skierowane do wnętrza podsystemu symbolizują wejścia, natomiast strzmałki wychodzące stanowią jego wyjścia. Dodatkowo, konwencja kolorystyczna wskazuje pochodzenie/cel poszczególnych sygnałów. I tak: strzałkami żółtymi oznaczono wejścia/wyjścia, które odwołują się do sygnałów lokalnych, które są generowane, bądź wykorzystywane przez elementy lokalne w kontekście pojedynczego robota.<text:line-break/>Sygnały zielone są sygnałami, które służą do utrzymania interakcji zresztą Systemu ZIM.</text:span></text:p>
      <text:p text:style-name="P4"><text:soft-page-break/><text:tab/><text:span text:style-name="T5">Jak widać na rysunku, poza funkcjami związanymi z raportowaniem stanu robota – podstawową odpowiedzialnością podsystemu Agent jest sterowanie silnikami platformy mobilnej w <text:s/>celu przemieszczania jej do zadanych pozycji, oraz obsługi mechanizmu pobierającego i zabezpieczającego ładunek.</text:span></text:p>
      <table:table table:name="Sygnały" table:style-name="Sygnały" table:template-name="Domyślny">
        <table:table-column table:style-name="Sygnały.A"/>
        <table:table-column table:style-name="Sygnały.B"/>
        <table:table-column table:style-name="Sygnały.C"/>
        <table:table-column table:style-name="Sygnały.D"/>
        <table:table-column table:style-name="Sygnały.E"/>
        <table:table-row table:style-name="Sygnały.1">
          <table:table-cell table:style-name="Sygnały.A1" office:value-type="string">
            <text:p text:style-name="P15">#</text:p>
          </table:table-cell>
          <table:table-cell table:style-name="Sygnały.B1" office:value-type="string">
            <text:p text:style-name="P15">Nazwa</text:p>
          </table:table-cell>
          <table:table-cell table:style-name="Sygnały.C1" office:value-type="string">
            <text:p text:style-name="P15">Typ</text:p>
          </table:table-cell>
          <table:table-cell table:style-name="Sygnały.D1" office:value-type="string">
            <text:p text:style-name="P17">Użyty przez</text:p>
          </table:table-cell>
          <table:table-cell table:style-name="Sygnały.E1" office:value-type="string">
            <text:p text:style-name="P14">Opis</text:p>
          </table:table-cell>
        </table:table-row>
        <table:table-row table:style-name="Sygnały.1">
          <table:table-cell table:style-name="Sygnały.A2" office:value-type="string">
            <text:p text:style-name="P15">1</text:p>
          </table:table-cell>
          <table:table-cell table:style-name="Sygnały.B2" office:value-type="string">
            <text:p text:style-name="P14">Camera Bottom</text:p>
          </table:table-cell>
          <table:table-cell table:style-name="Sygnały.C2" office:value-type="string">
            <text:p text:style-name="P17">In</text:p>
          </table:table-cell>
          <table:table-cell table:style-name="Sygnały.D2" office:value-type="string">
            <text:p text:style-name="P17">Video QR Acq</text:p>
          </table:table-cell>
          <table:table-cell table:style-name="Sygnały.E2" office:value-type="string">
            <text:p text:style-name="P16">Sygnał wizyjny z kamery zamontowanej na spodzie robota, który umożliwia określenie aktualnej pozycji robota na podstawie kodu QR umieszczone na podłodze</text:p>
          </table:table-cell>
        </table:table-row>
        <table:table-row table:style-name="Sygnały.1">
          <table:table-cell table:style-name="Sygnały.A2" office:value-type="string">
            <text:p text:style-name="P15">2</text:p>
          </table:table-cell>
          <table:table-cell table:style-name="Sygnały.B3" office:value-type="string">
            <text:p text:style-name="P14">Camera Front</text:p>
          </table:table-cell>
          <table:table-cell table:style-name="Sygnały.C3" office:value-type="string">
            <text:p text:style-name="P17">In</text:p>
          </table:table-cell>
          <table:table-cell table:style-name="Sygnały.D3" office:value-type="string">
            <text:p text:style-name="P18">Video QR Acq</text:p>
          </table:table-cell>
          <table:table-cell table:style-name="Sygnały.E3" office:value-type="string">
            <text:p text:style-name="P16">Sygnał wizyjny z kamery zamontowanej na przodzie robota. <text:span text:style-name="T6">Umożliwia wyznaczanie kierunku ruchu na podstawie punktów referencyjnych</text:span></text:p>
          </table:table-cell>
        </table:table-row>
        <table:table-row table:style-name="Sygnały.1">
          <table:table-cell table:style-name="Sygnały.A2" office:value-type="string">
            <text:p text:style-name="P15">3</text:p>
          </table:table-cell>
          <table:table-cell table:style-name="Sygnały.B4" office:value-type="string">
            <text:p text:style-name="P14">Dist</text:p>
          </table:table-cell>
          <table:table-cell table:style-name="Sygnały.C4" office:value-type="string">
            <text:p text:style-name="P17">In</text:p>
          </table:table-cell>
          <table:table-cell table:style-name="Sygnały.D4" office:value-type="string">
            <text:p text:style-name="P20">Driving</text:p>
          </table:table-cell>
          <table:table-cell table:style-name="Sygnały.E4" office:value-type="string">
            <text:p text:style-name="P19">Czujnik odległości umożliwiający ocenę odległości czoła robota o najbliżej przeszkody.</text:p>
          </table:table-cell>
        </table:table-row>
        <table:table-row table:style-name="Sygnały.1">
          <table:table-cell table:style-name="Sygnały.A2" office:value-type="string">
            <text:p text:style-name="P15">4</text:p>
          </table:table-cell>
          <table:table-cell table:style-name="Sygnały.B5" office:value-type="string">
            <text:p text:style-name="P14">LIM Bum</text:p>
          </table:table-cell>
          <table:table-cell table:style-name="Sygnały.C5" office:value-type="string">
            <text:p text:style-name="P17">In</text:p>
          </table:table-cell>
          <table:table-cell table:style-name="Sygnały.D5" office:value-type="string">
            <text:p text:style-name="P20">Driving</text:p>
          </table:table-cell>
          <table:table-cell table:style-name="Sygnały.E5" office:value-type="string">
            <text:p text:style-name="P19">Binarny czujnik wykrwający kontakt jednego z boków robota z przeszkodą.</text:p>
          </table:table-cell>
        </table:table-row>
        <table:table-row table:style-name="Sygnały.1">
          <table:table-cell table:style-name="Sygnały.A2" office:value-type="string">
            <text:p text:style-name="P15">5</text:p>
          </table:table-cell>
          <table:table-cell table:style-name="Sygnały.B6" office:value-type="string">
            <text:p text:style-name="P14">LIM Front</text:p>
          </table:table-cell>
          <table:table-cell table:style-name="Sygnały.C6" office:value-type="string">
            <text:p text:style-name="P17">In</text:p>
          </table:table-cell>
          <table:table-cell table:style-name="Sygnały.D6" office:value-type="string">
            <text:p text:style-name="P20">Driving</text:p>
          </table:table-cell>
          <table:table-cell table:style-name="Sygnały.E6" office:value-type="string">
            <text:p text:style-name="P19">Binarny czujnik wyrywający kontakt czoła robota mobilnego z przeszkodą</text:p>
          </table:table-cell>
        </table:table-row>
        <table:table-row table:style-name="Sygnały.1">
          <table:table-cell table:style-name="Sygnały.A2" office:value-type="string">
            <text:p text:style-name="P15">6</text:p>
          </table:table-cell>
          <table:table-cell table:style-name="Sygnały.B7" office:value-type="string">
            <text:p text:style-name="P14">LIM Lift</text:p>
          </table:table-cell>
          <table:table-cell table:style-name="Sygnały.C7" office:value-type="string">
            <text:p text:style-name="P17">In</text:p>
          </table:table-cell>
          <table:table-cell table:style-name="Sygnały.D7" office:value-type="string">
            <text:p text:style-name="P20">Lift Control</text:p>
          </table:table-cell>
          <table:table-cell table:style-name="Sygnały.E7" office:value-type="string">
            <text:p text:style-name="P19">Czujnik binarny wykrywający wychylenie platformy ładunku robota w pozycji załadowany.</text:p>
          </table:table-cell>
        </table:table-row>
        <table:table-row table:style-name="Sygnały.1">
          <table:table-cell table:style-name="Sygnały.A2" office:value-type="string">
            <text:p text:style-name="P15">7</text:p>
          </table:table-cell>
          <table:table-cell table:style-name="Sygnały.B8" office:value-type="string">
            <text:p text:style-name="P14">RFM69</text:p>
          </table:table-cell>
          <table:table-cell table:style-name="Sygnały.C8" office:value-type="string">
            <text:p text:style-name="P17">In/Out</text:p>
          </table:table-cell>
          <table:table-cell table:style-name="Sygnały.D8" office:value-type="string">
            <text:p text:style-name="P21">?</text:p>
          </table:table-cell>
          <table:table-cell table:style-name="Sygnały.E8" office:value-type="string">
            <text:p text:style-name="P19">Interfejs radiowy zapewniający komunikację niezależną od WiFi.</text:p>
          </table:table-cell>
        </table:table-row>
        <table:table-row table:style-name="Sygnały.1">
          <table:table-cell table:style-name="Sygnały.A2" office:value-type="string">
            <text:p text:style-name="P15">8</text:p>
          </table:table-cell>
          <table:table-cell table:style-name="Sygnały.B9" office:value-type="string">
            <text:p text:style-name="P14">Encoder Left</text:p>
          </table:table-cell>
          <table:table-cell table:style-name="Sygnały.C9" office:value-type="string">
            <text:p text:style-name="P17">In</text:p>
          </table:table-cell>
          <table:table-cell table:style-name="Sygnały.D9" office:value-type="string">
            <text:p text:style-name="P20">Speed Control</text:p>
          </table:table-cell>
          <table:table-cell table:style-name="Sygnały.E9" office:value-type="string">
            <text:p text:style-name="P19">Sygnał cyfrowy określający pośrednio dystans przejechany przez robota mobilnego. Encoder Left odnosi się do lewego koła napędowego.</text:p>
          </table:table-cell>
        </table:table-row>
        <table:table-row table:style-name="Sygnały.1">
          <table:table-cell table:style-name="Sygnały.A2" office:value-type="string">
            <text:p text:style-name="P15">9</text:p>
          </table:table-cell>
          <table:table-cell table:style-name="Sygnały.B10" office:value-type="string">
            <text:p text:style-name="P14">Encoder Right</text:p>
          </table:table-cell>
          <table:table-cell table:style-name="Sygnały.C10" office:value-type="string">
            <text:p text:style-name="P17">In</text:p>
          </table:table-cell>
          <table:table-cell table:style-name="Sygnały.D10" office:value-type="string">
            <text:p text:style-name="P20">Speed Control</text:p>
          </table:table-cell>
          <table:table-cell table:style-name="Sygnały.E10" office:value-type="string">
            <text:p text:style-name="P19">Sygnał cyfrowy określający pośrednio dystans przejechany przez robota mobilnego. Encoder Right odnosi się do prawego koła napędowego.</text:p>
          </table:table-cell>
        </table:table-row>
        <table:table-row table:style-name="Sygnały.1">
          <table:table-cell table:style-name="Sygnały.A2" office:value-type="string">
            <text:p text:style-name="P15">10</text:p>
          </table:table-cell>
          <table:table-cell table:style-name="Sygnały.B11" office:value-type="string">
            <text:p text:style-name="P14">Encoder Rotation</text:p>
          </table:table-cell>
          <table:table-cell table:style-name="Sygnały.C11" office:value-type="string">
            <text:p text:style-name="P17">In</text:p>
          </table:table-cell>
          <table:table-cell table:style-name="Sygnały.D11" office:value-type="string">
            <text:p text:style-name="P20">Speed Control</text:p>
          </table:table-cell>
          <table:table-cell table:style-name="Sygnały.E11" office:value-type="string">
            <text:p text:style-name="P19">Sygnał cyfrowy określający pośrednio względny kąt skrętu robota.</text:p>
          </table:table-cell>
        </table:table-row>
        <table:table-row table:style-name="Sygnały.1">
          <table:table-cell table:style-name="Sygnały.A2" office:value-type="string">
            <text:p text:style-name="P15">11</text:p>
          </table:table-cell>
          <table:table-cell table:style-name="Sygnały.B12" office:value-type="string">
            <text:p text:style-name="P14">Encoder Lift</text:p>
          </table:table-cell>
          <table:table-cell table:style-name="Sygnały.C12" office:value-type="string">
            <text:p text:style-name="P17">In</text:p>
          </table:table-cell>
          <table:table-cell table:style-name="Sygnały.D12" office:value-type="string">
            <text:p text:style-name="P20">Speed Control</text:p>
          </table:table-cell>
          <table:table-cell table:style-name="Sygnały.E12" office:value-type="string">
            <text:p text:style-name="P19">Sygnał cyfrowy określający względne położenie platformy ładunkowej robota.</text:p>
          </table:table-cell>
        </table:table-row>
        <table:table-row table:style-name="Sygnały.1">
          <table:table-cell table:style-name="Sygnały.A2" office:value-type="string">
            <text:p text:style-name="P15">12</text:p>
          </table:table-cell>
          <table:table-cell table:style-name="Sygnały.B13" office:value-type="string">
            <text:p text:style-name="P14">V-Monit</text:p>
          </table:table-cell>
          <table:table-cell table:style-name="Sygnały.C13" office:value-type="string">
            <text:p text:style-name="P17">In</text:p>
          </table:table-cell>
          <table:table-cell table:style-name="Sygnały.D13" office:value-type="string">
            <text:p text:style-name="P20">Equipment managent</text:p>
          </table:table-cell>
          <table:table-cell table:style-name="Sygnały.E13" office:value-type="string">
            <text:p text:style-name="P19">Napięcie zasilania robota służące do oceny stopnia załadowania akumulatorów</text:p>
          </table:table-cell>
        </table:table-row>
        <table:table-row table:style-name="Sygnały.1">
          <table:table-cell table:style-name="Sygnały.A2" office:value-type="string">
            <text:p text:style-name="P15">13</text:p>
          </table:table-cell>
          <table:table-cell table:style-name="Sygnały.B14" office:value-type="string">
            <text:p text:style-name="P14">Task assignment</text:p>
          </table:table-cell>
          <table:table-cell table:style-name="Sygnały.C14" office:value-type="string">
            <text:p text:style-name="P17">In</text:p>
          </table:table-cell>
          <table:table-cell table:style-name="Sygnały.D14" office:value-type="string">
            <text:p text:style-name="P20">Operational management</text:p>
          </table:table-cell>
          <table:table-cell table:style-name="Sygnały.E14" office:value-type="string">
            <text:p text:style-name="P19">Sygnał logiczny określający zlecenie dla robota. Zlecenie dla robota sprowadza się w zbioru operacji, które ma on zrealizować (przejazd A-B, pobranie ładunku, pozostawienie ładunku, etc).</text:p>
          </table:table-cell>
        </table:table-row>
        <table:table-row table:style-name="Sygnały.1">
          <table:table-cell table:style-name="Sygnały.A2" office:value-type="string">
            <text:p text:style-name="P15">14</text:p>
          </table:table-cell>
          <table:table-cell table:style-name="Sygnały.B15" office:value-type="string">
            <text:p text:style-name="P14">Trajectory</text:p>
          </table:table-cell>
          <table:table-cell table:style-name="Sygnały.C15" office:value-type="string">
            <text:p text:style-name="P17">In</text:p>
          </table:table-cell>
          <table:table-cell table:style-name="Sygnały.D15" office:value-type="string">
            <text:p text:style-name="P20">Navigation</text:p>
          </table:table-cell>
          <table:table-cell table:style-name="Sygnały.E15" office:value-type="string">
            <text:p text:style-name="P19">Sygnał logiczny określający trajektorię, <text:soft-page-break/>którą powinien się poruszać robot w trakcie realizacja zadania przejazd A-B. Trajektoria jest zlecona przez część centralną, nie ulega modyfikacji przez podsystem robota.</text:p>
          </table:table-cell>
        </table:table-row>
        <table:table-row table:style-name="Sygnały.1">
          <table:table-cell table:style-name="Sygnały.A2" office:value-type="string">
            <text:p text:style-name="P15">15</text:p>
          </table:table-cell>
          <table:table-cell table:style-name="Sygnały.B16" office:value-type="string">
            <text:p text:style-name="P14">Motor Left</text:p>
          </table:table-cell>
          <table:table-cell table:style-name="Sygnały.C16" office:value-type="string">
            <text:p text:style-name="P17">Out</text:p>
          </table:table-cell>
          <table:table-cell table:style-name="Sygnały.D16" office:value-type="string">
            <text:p text:style-name="P22">Silnik napędowy koła lewego</text:p>
          </table:table-cell>
          <table:table-cell table:style-name="Sygnały.E16" office:value-type="string">
            <text:p text:style-name="P23">Sygnał analogowy sterujący silnikiem lewego koła napędowego</text:p>
          </table:table-cell>
        </table:table-row>
        <table:table-row table:style-name="Sygnały.1">
          <table:table-cell table:style-name="Sygnały.A2" office:value-type="string">
            <text:p text:style-name="P15">16</text:p>
          </table:table-cell>
          <table:table-cell table:style-name="Sygnały.B17" office:value-type="string">
            <text:p text:style-name="P14">Motor Right</text:p>
          </table:table-cell>
          <table:table-cell table:style-name="Sygnały.C17" office:value-type="string">
            <text:p text:style-name="P17">Out</text:p>
          </table:table-cell>
          <table:table-cell table:style-name="Sygnały.D17" office:value-type="string">
            <text:p text:style-name="P22">Silnik napędowy koła prawego</text:p>
          </table:table-cell>
          <table:table-cell table:style-name="Sygnały.E17" office:value-type="string">
            <text:p text:style-name="P23">Sygnał analogowy sterujący silnikiem prawego koła napędowego</text:p>
          </table:table-cell>
        </table:table-row>
        <table:table-row table:style-name="Sygnały.1">
          <table:table-cell table:style-name="Sygnały.A2" office:value-type="string">
            <text:p text:style-name="P15">17</text:p>
          </table:table-cell>
          <table:table-cell table:style-name="Sygnały.B18" office:value-type="string">
            <text:p text:style-name="P14">Motor Rotation</text:p>
          </table:table-cell>
          <table:table-cell table:style-name="Sygnały.C18" office:value-type="string">
            <text:p text:style-name="P17">Out</text:p>
          </table:table-cell>
          <table:table-cell table:style-name="Sygnały.D18" office:value-type="string">
            <text:p text:style-name="P22">Silnik sterujący obrotem robota</text:p>
          </table:table-cell>
          <table:table-cell table:style-name="Sygnały.E18" office:value-type="string">
            <text:p text:style-name="P23">Sygnał analogowy sterujący silnikiem obrotu robota.</text:p>
          </table:table-cell>
        </table:table-row>
        <table:table-row table:style-name="Sygnały.1">
          <table:table-cell table:style-name="Sygnały.A2" office:value-type="string">
            <text:p text:style-name="P15">18</text:p>
          </table:table-cell>
          <table:table-cell table:style-name="Sygnały.B19" office:value-type="string">
            <text:p text:style-name="P14">Motor Lift</text:p>
          </table:table-cell>
          <table:table-cell table:style-name="Sygnały.C19" office:value-type="string">
            <text:p text:style-name="P17">Out</text:p>
          </table:table-cell>
          <table:table-cell table:style-name="Sygnały.D19" office:value-type="string">
            <text:p text:style-name="P22">Silnik realizujący podniesienie ładunku</text:p>
          </table:table-cell>
          <table:table-cell table:style-name="Sygnały.E19" office:value-type="string">
            <text:p text:style-name="P23">Sygnał analogowy sterujący silnikiem podnoszącym platformę ładunkową.</text:p>
          </table:table-cell>
        </table:table-row>
        <table:table-row table:style-name="Sygnały.1">
          <table:table-cell table:style-name="Sygnały.A2" office:value-type="string">
            <text:p text:style-name="P15">19</text:p>
          </table:table-cell>
          <table:table-cell table:style-name="Sygnały.B20" office:value-type="string">
            <text:p text:style-name="P14">Position</text:p>
          </table:table-cell>
          <table:table-cell table:style-name="Sygnały.C20" office:value-type="string">
            <text:p text:style-name="P17">Out</text:p>
          </table:table-cell>
          <table:table-cell table:style-name="Sygnały.D20" office:value-type="string">
            <text:p text:style-name="P22">System nadzorujący ruch robotów w magazynie</text:p>
          </table:table-cell>
          <table:table-cell table:style-name="Sygnały.E20" office:value-type="string">
            <text:p text:style-name="P23">Sygnał logiczny zawierający aktualną pozycję robota mobilnego w magazynie. Pozycja określona jest za pomocą kodów wyekstraktowanych z QR pod robotem, oraz dodatkowych pozycji.</text:p>
          </table:table-cell>
        </table:table-row>
        <table:table-row table:style-name="Sygnały.1">
          <table:table-cell table:style-name="Sygnały.A2" office:value-type="string">
            <text:p text:style-name="P15">20</text:p>
          </table:table-cell>
          <table:table-cell table:style-name="Sygnały.B21" office:value-type="string">
            <text:p text:style-name="P14">Task</text:p>
          </table:table-cell>
          <table:table-cell table:style-name="Sygnały.C21" office:value-type="string">
            <text:p text:style-name="P17">Out</text:p>
          </table:table-cell>
          <table:table-cell table:style-name="Sygnały.D21" office:value-type="string">
            <text:p text:style-name="P22">System nadzorujący realizację zadań w magazynie</text:p>
          </table:table-cell>
          <table:table-cell table:style-name="Sygnały.E21" office:value-type="string">
            <text:p text:style-name="P23">Sygnał logiczny zawierający aktualne zlecenie robota. Będzie to numeryczny identyfikator zlecenia, bądź kod pusty.</text:p>
          </table:table-cell>
        </table:table-row>
        <table:table-row table:style-name="Sygnały.1">
          <table:table-cell table:style-name="Sygnały.A2" office:value-type="string">
            <text:p text:style-name="P15">21</text:p>
          </table:table-cell>
          <table:table-cell table:style-name="Sygnały.B22" office:value-type="string">
            <text:p text:style-name="P14">Maintenance report</text:p>
          </table:table-cell>
          <table:table-cell table:style-name="Sygnały.C22" office:value-type="string">
            <text:p text:style-name="P17">Out</text:p>
          </table:table-cell>
          <table:table-cell table:style-name="Sygnały.D22" office:value-type="string">
            <text:p text:style-name="P22">System nadzorujący eksloatację robotów</text:p>
          </table:table-cell>
          <table:table-cell table:style-name="Sygnały.E22" office:value-type="string">
            <text:p text:style-name="P23">Sygnał logiczny służący ocenie obecnego stanu robota w kontekście potrzeby dokonania prac konserwacyjnych (również ładowanie)</text:p>
          </table:table-cell>
        </table:table-row>
        <table:table-row table:style-name="Sygnały.1">
          <table:table-cell table:style-name="Sygnały.A2" office:value-type="string">
            <text:p text:style-name="P15">22</text:p>
          </table:table-cell>
          <table:table-cell table:style-name="Sygnały.B23" office:value-type="string">
            <text:p text:style-name="P14">System Info</text:p>
          </table:table-cell>
          <table:table-cell table:style-name="Sygnały.C23" office:value-type="string">
            <text:p text:style-name="P17">Out</text:p>
          </table:table-cell>
          <table:table-cell table:style-name="Sygnały.D23" office:value-type="string">
            <text:p text:style-name="P22">System nadzorujący pracę systemu magazynowego</text:p>
          </table:table-cell>
          <table:table-cell table:style-name="Sygnały.E23" office:value-type="string">
            <text:p text:style-name="P23">Sygnał logiczny zawierający wersję oprogramowania robota, oraz inne statyczne aspekty oprogramowania robota, bądź sprzętu.</text:p>
          </table:table-cell>
        </table:table-row>
        <table:table-row table:style-name="Sygnały.1">
          <table:table-cell table:style-name="Sygnały.A2" office:value-type="string">
            <text:p text:style-name="P15">23</text:p>
          </table:table-cell>
          <table:table-cell table:style-name="Sygnały.B24" office:value-type="string">
            <text:p text:style-name="P14">System Status</text:p>
          </table:table-cell>
          <table:table-cell table:style-name="Sygnały.C24" office:value-type="string">
            <text:p text:style-name="P17">Out</text:p>
          </table:table-cell>
          <table:table-cell table:style-name="Sygnały.D24" office:value-type="string">
            <text:p text:style-name="P22">System nadzorujący pracę systemu magazynowego</text:p>
          </table:table-cell>
          <table:table-cell table:style-name="Sygnały.E24" office:value-type="string">
            <text:p text:style-name="P23">Sygnał logiczny opisujący stan wszystkich podzespołów technicznych robota (software/hardware)</text:p>
          </table:table-cell>
        </table:table-row>
        <table:table-row table:style-name="Sygnały.1">
          <table:table-cell table:style-name="Sygnały.A2" office:value-type="string">
            <text:p text:style-name="P15">24</text:p>
          </table:table-cell>
          <table:table-cell table:style-name="Sygnały.B25" office:value-type="string">
            <text:p text:style-name="P14">Emergency stop</text:p>
          </table:table-cell>
          <table:table-cell table:style-name="Sygnały.C25" office:value-type="string">
            <text:p text:style-name="P17">Out</text:p>
          </table:table-cell>
          <table:table-cell table:style-name="Sygnały.D25" office:value-type="string">
            <text:p text:style-name="P22">System nadzorujący pracę systemu magazynowego</text:p>
          </table:table-cell>
          <table:table-cell table:style-name="Sygnały.E25" office:value-type="string">
            <text:p text:style-name="P23">Synał logiczny generowany w momencie gdy robot mobilny zostanie zatrzymane w sposób awaryjny (detekcja przeszkody, detekcja uszkodzenia).</text:p>
          </table:table-cell>
        </table:table-row>
      </table:table>
      <text:p text:style-name="P4"/>
      <text:p text:style-name="P13"/>
      <text:h text:style-name="P6" text:outline-level="1"/>
      <text:h text:style-name="P8" text:outline-level="1"><text:bookmark-start text:name="__RefHeading___Toc114_3589405371"/>Struktura podsystemu<text:bookmark-end text:name="__RefHeading___Toc114_3589405371"/></text:h>
      <text:p text:style-name="P3"/>
      <text:p text:style-name="P3"/>
      <text:p text:style-name="P3"><draw:frame draw:style-name="fr1" draw:name="Ramka2" text:anchor-type="paragraph" svg:width="17.103cm" draw:z-index="2"><draw:text-box fo:min-height="15.893cm"><text:p text:style-name="P9"/><text:p text:style-name="P9"><draw:frame draw:style-name="fr3" draw:name="Obiekt2" text:anchor-type="paragraph" svg:width="17.103cm" svg:height="15.893cm" draw:z-index="3"><draw:object xlink:href="./Object 2" xlink:type="simple" xlink:show="embed" xlink:actuate="onLoad"/><draw:image xlink:href="./ObjectReplacements/Object 2" xlink:type="simple" xlink:show="embed" xlink:actuate="onLoad"/></draw:frame>Rysunek <text:sequence text:ref-name="refDrawing1" text:name="Drawing" text:formula="ooow:Drawing+1" style:num-format="1">2</text:sequence>: Struktury podsystemu sterowania robotem mobilnym</text:p></draw:text-box></draw:frame></text:p>
      <text:p text:style-name="P3"/>
      <text:h text:style-name="Heading_20_1" text:outline-level="1"><text:bookmark-start text:name="__RefHeading___Toc116_3589405371"/>Przepływ informacji<text:bookmark-end text:name="__RefHeading___Toc116_358940537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loext:graphic-properties draw:fill="none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2:20:59.195000000</meta:creation-date>
    <dc:date>2018-02-11T14:44:55.713000000</dc:date>
    <meta:editing-duration>PT34M50S</meta:editing-duration>
    <meta:editing-cycles>5</meta:editing-cycles>
    <meta:generator>LibreOffice/6.0.1.1$Windows_X86_64 LibreOffice_project/60bfb1526849283ce2491346ed2aa51c465abfe6</meta:generator>
    <meta:document-statistic meta:table-count="1" meta:image-count="0" meta:object-count="2" meta:page-count="6" meta:paragraph-count="141" meta:word-count="652" meta:character-count="4901" meta:non-whitespace-character-count="43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middle" draw:auto-grow-height="false" fo:min-height="15.75cm" fo:min-width="9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2cm" fo:min-width="3.43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25cm" fo:min-width="3.438cm"/>
    </style:style>
    <style:style style:name="gr4" style:family="graphic" style:parent-style-name="standard">
      <style:graphic-properties draw:fill="solid" draw:fill-color="#72bf44" draw:textarea-horizontal-align="justify" draw:textarea-vertical-align="middle" draw:auto-grow-height="false" fo:min-height="0.25cm" fo:min-width="3.438cm"/>
    </style:style>
    <style:style style:name="gr5" style:family="graphic" style:parent-style-name="standard">
      <style:graphic-properties draw:fill="solid" draw:fill-color="#72bf44" draw:textarea-horizontal-align="justify" draw:textarea-vertical-align="middle" draw:auto-grow-height="false" fo:min-height="0.2cm" fo:min-width="3.438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25cm" fo:min-width="3.438cm"/>
    </style:style>
    <style:style style:name="P1" style:family="paragraph">
      <style:paragraph-properties fo:text-align="center"/>
    </style:style>
    <style:style style:name="P2" style:family="paragraph">
      <loext:graphic-properties draw:fill-color="#8ccfb7"/>
      <style:paragraph-properties fo:text-align="center"/>
    </style:style>
    <style:style style:name="P3" style:family="paragraph">
      <loext:graphic-properties draw:fill-color="#fff200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solid" draw:fill-color="#72bf44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-color="#72bf44"/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omyślnie">
        <draw:custom-shape draw:style-name="gr1" draw:text-style-name="P2" draw:layer="layout" svg:width="9.8cm" svg:height="16cm" svg:x="2.301cm" svg:y="0.00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0.9cm" svg:x="0.001cm" svg:y="0.401cm">
          <text:p text:style-name="P1"><text:span text:style-name="T1">Camera Bott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1.401cm">
          <text:p text:style-name="P1"><text:span text:style-name="T1">Camera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2.401cm">
          <text:p text:style-name="P1"><text:span text:style-name="T1">Di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3.401cm">
          <text:p text:style-name="P1"><text:span text:style-name="T1">LIM BU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1cm" svg:y="6.601cm">
          <text:p text:style-name="P1"><text:span text:style-name="T1">RFM6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5cm" svg:height="1cm" svg:x="0.001cm" svg:y="13.401cm">
          <text:p text:style-name="P1"><text:span text:style-name="T1">Task Assignme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5cm" svg:height="0.9cm" svg:x="0.001cm" svg:y="14.501cm">
          <text:p text:style-name="P1"><text:span text:style-name="T1">Trajecto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2cm" svg:y="4.502cm">
          <text:p text:style-name="P1"><text:span text:style-name="T1">LIM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3cm" svg:y="5.603cm">
          <text:p text:style-name="P1"><text:span text:style-name="T1">LIM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11.102cm">
          <text:p text:style-name="P1"><text:span text:style-name="T1">Encode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10.002cm">
          <text:p text:style-name="P1"><text:span text:style-name="T1">Encode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8.802cm">
          <text:p text:style-name="P1"><text:span text:style-name="T1">Encode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7.702cm">
          <text:p text:style-name="P1"><text:span text:style-name="T1">Encode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3cm" svg:y="12.203cm">
          <text:p text:style-name="P1"><text:span text:style-name="T1">V-Mon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3cm" svg:y="2.503cm">
          <text:p text:style-name="P1"><text:span text:style-name="T1">Moto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4cm" svg:y="3.604cm">
          <text:p text:style-name="P1"><text:span text:style-name="T1">Moto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5cm" svg:y="4.805cm">
          <text:p text:style-name="P1"><text:span text:style-name="T1">Moto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6cm" svg:y="6.006cm">
          <text:p text:style-name="P1"><text:span text:style-name="T1">Moto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7cm" svg:y="7.207cm">
          <text:p text:style-name="P1"><text:span text:style-name="T1">Posi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8cm" svg:y="8.408cm">
          <text:p text:style-name="P1"><text:span text:style-name="T1">Tas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9cm" svg:y="9.609cm">
          <text:p text:style-name="P1"><text:span text:style-name="T1">Maintenance Re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cm" svg:y="10.81cm">
          <text:p text:style-name="P1"><text:span text:style-name="T1">System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1cm" svg:y="12.011cm">
          <text:p text:style-name="P1"><text:span text:style-name="T1">System Statu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2cm" svg:y="13.212cm">
          <text:p text:style-name="P1"><text:span text:style-name="T1">Emergency St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top" draw:auto-grow-height="false" fo:min-height="13.55cm" fo:min-width="16.49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8.64cm" fo:min-width="15.51cm"/>
    </style:style>
    <style:style style:name="gr3" style:family="graphic" style:parent-style-name="standard">
      <style:graphic-properties draw:fill-color="#faa61a" draw:textarea-horizontal-align="justify" draw:textarea-vertical-align="top" draw:auto-grow-height="false" fo:min-height="2.85cm" fo:min-width="6.99cm"/>
    </style:style>
    <style:style style:name="gr4" style:family="graphic" style:parent-style-name="standard">
      <style:graphic-properties svg:stroke-color="#000000" draw:fill-color="#ffdaa2" draw:textarea-horizontal-align="justify" draw:textarea-vertical-align="middle" draw:auto-grow-height="false" fo:min-height="1.15cm" fo:min-width="13.5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1.75cm" fo:min-width="2.9cm"/>
    </style:style>
    <style:style style:name="gr6" style:family="graphic" style:parent-style-name="standard">
      <style:graphic-properties draw:fill-color="#ffdaa2" draw:textarea-horizontal-align="justify" draw:textarea-vertical-align="middle" draw:auto-grow-height="false" fo:min-height="1.05cm" fo:min-width="11.5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1.76cm" fo:min-width="1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1.75cm" fo:min-width="1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0.74cm" fo:min-width="3.5cm"/>
    </style:style>
    <style:style style:name="gr10" style:family="graphic" style:parent-style-name="standard">
      <style:graphic-properties draw:fill-color="#adc5e7" draw:textarea-horizontal-align="justify" draw:textarea-vertical-align="middle" draw:auto-grow-height="false" fo:min-height="0.74cm" fo:min-width="3.5cm"/>
    </style:style>
    <style:style style:name="gr11" style:family="graphic" style:parent-style-name="standard">
      <style:graphic-properties draw:fill-color="#ffdaa2" draw:textarea-horizontal-align="justify" draw:textarea-vertical-align="middle" draw:auto-grow-height="false" fo:min-height="0.74cm" fo:min-width="3.5cm"/>
    </style:style>
    <style:style style:name="gr12" style:family="graphic" style:parent-style-name="standard">
      <style:graphic-properties draw:fill-color="#8ccfb7" draw:textarea-horizontal-align="justify" draw:textarea-vertical-align="middle" draw:auto-grow-height="false" fo:min-height="0.74cm" fo:min-width="3.5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start"/>
    </style:style>
    <style:style style:name="P2" style:family="paragraph">
      <loext:graphic-properties draw:fill-color="#8ccfb7"/>
      <style:paragraph-properties fo:text-align="start"/>
    </style:style>
    <style:style style:name="P3" style:family="paragraph">
      <loext:graphic-properties draw:fill-color="#faa61a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-color="#faa61a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dc5e7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ffdaa2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8ccfb7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omyślnie">
        <draw:custom-shape draw:style-name="gr1" draw:text-style-name="P2" draw:layer="layout" svg:width="16.99cm" svg:height="13.8cm" svg:x="0.1cm" svg:y="0.00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01cm" svg:height="8.89cm" svg:x="0.6cm" svg:y="0.801cm">
          <text:p text:style-name="P1">PC/ITX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cm" svg:height="3.1cm" svg:x="0.6cm" svg:y="10.201cm">
          <text:p text:style-name="P1">uC/CT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cm" svg:height="3.1cm" svg:x="9.105cm" svg:y="10.201cm">
          <text:p text:style-name="P1">uC/WDO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1.4cm" svg:x="1.6cm" svg:y="7.801cm">
          <text:p text:style-name="P4">uC Communication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3.2cm" svg:y="3.101cm">
          <text:p text:style-name="P4">Video/QR</text:p>
          <text:p text:style-name="P4">acquisi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cm" svg:height="1.3cm" svg:x="2.6cm" svg:y="1.501cm">
          <text:p text:style-name="P4">Central Communic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1.2cm" svg:y="5.401cm">
          <text:p text:style-name="P4">Lift Control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12.6cm" svg:y="5.401cm">
          <text:p text:style-name="P4">Driv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6.9cm" svg:y="3.101cm">
          <text:p text:style-name="P4"><text:span text:style-name="T1">Equipment</text:span> </text:p>
          <text:p text:style-name="P4">managemen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0.8cm" svg:y="11.001cm">
          <text:p text:style-name="P4">Speed Control<text:line-break/>(L,R, Rot,Lift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5cm" svg:y="5.401cm">
          <text:p text:style-name="P4">Position </text:p>
          <text:p text:style-name="P4">Tracking</text:p>
          <draw:enhanced-geometry svg:viewBox="0 0 21600 21600" draw:type="rectangle" draw:enhanced-path="M 0 0 L 21600 0 21600 21600 0 21600 0 0 Z N"/>
        </draw:custom-shape>
        <draw:custom-shape draw:style-name="gr7" draw:text-style-name="P6" draw:layer="controls" svg:width="1.5cm" svg:height="2.01cm" svg:x="4.5cm" svg:y="11.001cm">
          <text:p text:style-name="P4">Lim </text:p>
          <text:p text:style-name="P4">Lift 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controls" svg:width="1.5cm" svg:height="2.01cm" svg:x="6.3cm" svg:y="11.001cm">
          <text:p text:style-name="P4">Lim </text:p>
          <text:p text:style-name="P4">Front 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3.4cm" svg:height="2cm" svg:x="8.8cm" svg:y="5.401cm">
          <text:p text:style-name="P4">Navig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controls" svg:width="3.4cm" svg:height="2cm" svg:x="10.6cm" svg:y="3.101cm">
          <text:p text:style-name="P4">Operational</text:p>
          <text:p text:style-name="P4">managemen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controls" svg:width="1.5cm" svg:height="2cm" svg:x="9.4cm" svg:y="11.001cm">
          <text:p text:style-name="P4">RFM6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1.2cm" svg:y="11.001cm">
          <text:p text:style-name="P4">DIST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3cm" svg:y="11.001cm">
          <text:p text:style-name="P4">V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4.8cm" svg:y="11.001cm">
          <text:p text:style-name="P4">Lim</text:p>
          <text:p text:style-name="P4">Bum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controls" svg:width="4cm" svg:height="0.99cm" svg:x="4.4cm" svg:y="14.901cm">
          <text:p text:style-name="P4"><text:span text:style-name="T2">Jednostka obliczeniowa</text:span></text:p>
          <text:p text:style-name="P4"><text:span text:style-name="T2">(komputer sterujący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controls" svg:width="4cm" svg:height="0.99cm" svg:x="8.7cm" svg:y="14.901cm">
          <text:p text:style-name="P4"><text:span text:style-name="T2">Blok funkcjonalny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controls" svg:width="4cm" svg:height="0.99cm" svg:x="13.1cm" svg:y="14.901cm">
          <text:p text:style-name="P4"><text:span text:style-name="T2">Blok komunikacyjn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controls" svg:width="4cm" svg:height="0.99cm" svg:x="0.1cm" svg:y="14.901cm">
          <text:p text:style-name="P4"><text:span text:style-name="T2">Robot mobilny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controls" svg:width="10cm" svg:height="0.725cm" svg:x="0cm" svg:y="14.201cm">
          <draw:text-box>
            <text:p>Objaśnienie konwencji kolorystycznej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